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192cm"/>
    </style:style>
    <style:style style:name="co12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7.297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12.764cm"/>
    </style:style>
    <style:style style:name="co19" style:family="table-column">
      <style:table-column-properties fo:break-before="auto" style:column-width="14.679cm"/>
    </style:style>
    <style:style style:name="co20" style:family="table-column">
      <style:table-column-properties fo:break-before="auto" style:column-width="2.912cm"/>
    </style:style>
    <style:style style:name="co21" style:family="table-column">
      <style:table-column-properties fo:break-before="auto" style:column-width="4.577cm"/>
    </style:style>
    <style:style style:name="co22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 style:data-style-name="N37"/>
  </office:automatic-styles>
  <office:body>
    <office:spreadsheet>
      <table:table table:name="ESL" table:style-name="ta1" table:print="false">
        <table:table-column table:style-name="co10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 table:number-columns-repeated="2"/>
          <table:table-cell office:value-type="string">
            <text:p>Fail</text:p>
          </table:table-cell>
          <table:table-cell table:style-name="ce5" office:value-type="date" office:date-value="2013-07-31">
            <text:p>31/07/13</text:p>
          </table:table-cell>
          <table:table-cell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3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5"/>
        </table:table-row>
        <table:table-row table:style-name="ro1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</text:p>
            <text:p>Message </text:p>
          </table:table-cell>
          <table:table-cell table:number-columns-repeated="6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</text:p>
            <text:p>It will open parse.com to login</text:p>
            <text:p>Click on create new account-&gt;It will show registration page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ll</text:p>
          </table:table-cell>
          <table:table-cell office:value-type="string">
            <text:p>UI</text:p>
          </table:table-cell>
          <table:table-cell office:value-type="string">
            <text:p>All UI should be as per mockups</text:p>
          </table:table-cell>
          <table:table-cell table:number-columns-repeated="6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settings</text:p>
          </table:table-cell>
          <table:table-cell office:value-type="string">
            <text:p><text:s/>default settings page</text:p>
          </table:table-cell>
          <table:table-cell office:value-type="string">
            <text:p>Click on default settings page</text:p>
          </table:table-cell>
          <table:table-cell office:value-type="string">
            <text:p>Select nutrition facts search-&gt;close the app-&gt;delete from background-&gt;open the app-&gt; </text:p>
            <text:p>list-&gt;nutrition-&gt;click on back-&gt;edit a item -&gt;click on done </text:p>
          </table:table-cell>
          <table:table-cell/>
          <table:table-cell office:value-type="string">
            <text:p>Not able to click on other</text:p>
            <text:p><text:s/>Modules</text:p>
          </table:table-cell>
          <table:table-cell table:number-columns-repeated="3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both the devices-&gt; and subscribed in one device-&gt;in another device it </text:p>
            <text:p>Should be subscribed.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one device-&gt;subscribe-&gt;Install the app on another device </text:p>
          </table:table-cell>
          <table:table-cell table:number-columns-repeated="5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both the devices-&gt;turn of the wifi in one device-&gt;subscribe in one device-</text:p>
            <text:p>&gt;check for subscription -&gt;Turn on the wifi -&gt;Check for subscription</text:p>
          </table:table-cell>
          <table:table-cell table:number-columns-repeated="5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i cloud</text:p>
          </table:table-cell>
          <table:table-cell table:number-columns-repeated="2"/>
          <table:table-cell office:value-type="string">
            <text:p>install the app on both the devices-&gt; and subscribed in one device-&gt;turn off the documents </text:p>
            <text:p>In i cloud(Settings)-&gt;Check for subscription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lash screen and </text:p>
            <text:p>tutorial screen</text:p>
          </table:table-cell>
          <table:table-cell office:value-type="string">
            <text:p>Text content and images</text:p>
          </table:table-cell>
          <table:table-cell/>
          <table:table-cell office:value-type="string">
            <text:p>Check the content and alignment</text:p>
          </table:table-cell>
          <table:table-cell table:number-columns-repeated="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tutorial screen6</text:p>
          </table:table-cell>
          <table:table-cell office:value-type="string">
            <text:p>logi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orial screen6</text:p>
          </table:table-cell>
          <table:table-cell office:value-type="string">
            <text:p>signup</text:p>
          </table:table-cell>
          <table:table-cell office:value-type="string">
            <text:p>Click on signup</text:p>
          </table:table-cell>
          <table:table-cell office:value-type="string">
            <text:p>It should open Signup pag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torial screen6</text:p>
          </table:table-cell>
          <table:table-cell office:value-type="string">
            <text:p>Skip for now</text:p>
          </table:table-cell>
          <table:table-cell office:value-type="string">
            <text:p>Click on skip now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ogin</text:p>
          </table:table-cell>
          <table:table-cell office:value-type="string">
            <text:p>userid</text:p>
          </table:table-cell>
          <table:table-cell/>
          <table:table-cell office:value-type="string">
            <text:p>Check the user id by giving some name </text:p>
            <text:p>with special charecters</text:p>
            <text:p/>
          </table:table-cell>
          <table:table-cell office:value-type="string">
            <text:p><text:a xlink:href="mailto:vjkhfjd**$@gmail.com">vjkhfjd**$@gmail.com</text:a></text:p>
          </table:table-cell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It should logg into app</text:p>
          </table:table-cell>
          <table:table-cell table:number-columns-repeated="5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signup</text:p>
          </table:table-cell>
          <table:table-cell office:value-type="string">
            <text:p>email</text:p>
          </table:table-cell>
          <table:table-cell office:value-type="string">
            <text:p>Check validation for Email field </text:p>
          </table:table-cell>
          <table:table-cell table:style-name="ce4"/>
          <table:table-cell office:value-type="string">
            <text:p>dsdas&lt;&lt;&lt;<text:a xlink:href="mailto:%25@gmail.com">%@gmail.com</text:a></text:p>
            <text:p><text:a xlink:href="mailto:Fhgfhfghf+!@gmail.com">Fhgfhfghf+!@gmail.com</text:a></text:p>
            <text:p><text:a xlink:href="mailto:Vineelasonu@gmail.com">Vineelasonu@gmail.com</text:a></text:p>
          </table:table-cell>
          <table:table-cell table:number-columns-repeated="3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signup</text:p>
          </table:table-cell>
          <table:table-cell office:value-type="string">
            <text:p>username</text:p>
          </table:table-cell>
          <table:table-cell office:value-type="string">
            <text:p>No special characters. Only allowed </text:p>
            <text:p>characters are A-Za-z0-9</text:p>
            <text:p/>
          </table:table-cell>
          <table:table-cell/>
          <table:table-cell office:value-type="string">
            <text:p>1.vineela@##</text:p>
            <text:p>2.Vineela123</text:p>
            <text:p><text:a xlink:href="mailto:vineelas@134">vineelas@134</text:a>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ignup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signup</text:p>
          </table:table-cell>
          <table:table-cell office:value-type="string">
            <text:p>firstname</text:p>
          </table:table-cell>
          <table:table-cell/>
          <table:table-cell office:value-type="string">
            <text:p>It should accept any name <text:s/>first name and</text:p>
            <text:p><text:s/>last name </text:p>
          </table:table-cell>
          <table:table-cell office:value-type="string">
            <text:p>1.vini</text:p>
            <text:p>2.vini sonu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signup</text:p>
          </table:table-cell>
          <table:table-cell office:value-type="string">
            <text:p>Check box</text:p>
          </table:table-cell>
          <table:table-cell/>
          <table:table-cell office:value-type="string">
            <text:p>It should be checked if not it should </text:p>
            <text:p>show error</text:p>
          </table:table-cell>
          <table:table-cell office:value-type="string">
            <text:p>1.uncheked </text:p>
            <text:p>2.Cheked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gnup</text:p>
          </table:table-cell>
          <table:table-cell office:value-type="string">
            <text:p>create account</text:p>
          </table:table-cell>
          <table:table-cell office:value-type="string">
            <text:p>click on create account</text:p>
          </table:table-cell>
          <table:table-cell office:value-type="string">
            <text:p>It should create account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rt screen</text:p>
          </table:table-cell>
          <table:table-cell office:value-type="string">
            <text:p>Menu</text:p>
          </table:table-cell>
          <table:table-cell office:value-type="string">
            <text:p>click on menu</text:p>
          </table:table-cell>
          <table:table-cell office:value-type="string">
            <text:p>)It should show the background page as</text:p>
            <text:p><text:s/>well pop overpage</text:p>
            <text:p>2) In Backgroung page it should show only</text:p>
            <text:p><text:s/>sort by, login and menu icon</text:p>
          </table:table-cell>
          <table:table-cell table:number-columns-repeated="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Ar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office:value-type="string">
            <text:p>1.sandeep</text:p>
            <text:p>2.Giridev</text:p>
            <text:p>3.Bob</text:p>
          </table:table-cell>
          <table:table-cell table:number-columns-repeated="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rt screen</text:p>
          </table:table-cell>
          <table:table-cell office:value-type="string">
            <text:p>filter by</text:p>
          </table:table-cell>
          <table:table-cell office:value-type="string">
            <text:p>click on filter by</text:p>
          </table:table-cell>
          <table:table-cell office:value-type="string">
            <text:p>It should allow to select one option at a time</text:p>
            <text:p><text:s/>and it shouldnt allow to open both sort by </text:p>
            <text:p>Filter by at a time and check the results as</text:p>
            <text:p><text:s/>per selection or no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t screen</text:p>
          </table:table-cell>
          <table:table-cell office:value-type="string">
            <text:p>sort by</text:p>
          </table:table-cell>
          <table:table-cell office:value-type="string">
            <text:p>click on sort by</text:p>
          </table:table-cell>
          <table:table-cell table:number-columns-repeated="5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Art scree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/>
          <table:table-cell office:value-type="string">
            <text:p>Check for Back button Artist image with view profile in the header</text:p>
            <text:p>1)click on <text:s/>Back button</text:p>
            <text:p>2)click on view profile</text:p>
            <text:p>3)Check the image</text:p>
            <text:p>4)Click on the name below the art 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Art screen</text:p>
          </table:table-cell>
          <table:table-cell office:value-type="string">
            <text:p>Click on art</text:p>
          </table:table-cell>
          <table:table-cell office:value-type="string">
            <text:p>scroll up the page to see next arts</text:p>
            <text:p>It should go to the art detailed page</text:p>
            <text:p/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t detail screen</text:p>
          </table:table-cell>
          <table:table-cell office:value-type="string">
            <text:p><text:s/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t detail screen</text:p>
          </table:table-cell>
          <table:table-cell office:value-type="string">
            <text:p>view profile</text:p>
          </table:table-cell>
          <table:table-cell office:value-type="string">
            <text:p>click on view profile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rt detail screen</text:p>
          </table:table-cell>
          <table:table-cell office:value-type="string">
            <text:p>Check the image</text:p>
          </table:table-cell>
          <table:table-cell office:value-type="string">
            <text:p>)Below the image it should show number </text:p>
            <text:p>of <text:s/>view&amp; favorited.</text:p>
            <text:p>It should allow user to favorite the </text:p>
            <text:p>art(Logged user)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Art detail screen</text:p>
          </table:table-cell>
          <table:table-cell office:value-type="string">
            <text:p>comment</text:p>
          </table:table-cell>
          <table:table-cell office:value-type="string">
            <text:p>It should allow only for the logged in user </text:p>
            <text:p>to comment if user is not logged in it</text:p>
            <text:p><text:s/>should go to logi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tis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Artist screen</text:p>
          </table:table-cell>
          <table:table-cell/>
          <table:table-cell office:value-type="string">
            <text:p>It should show <text:s/>" Featured","All" instead </text:p>
            <text:p>of sort by other options are same as in </text:p>
            <text:p>Art page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ist detail screen</text:p>
          </table:table-cell>
          <table:table-cell office:value-type="string">
            <text:p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Artist detail screen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 rtist it should increase </text:p>
            <text:p>the number in followers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tist detail screen</text:p>
          </table:table-cell>
          <table:table-cell office:value-type="string">
            <text:p>UI</text:p>
          </table:table-cell>
          <table:table-cell office:value-type="string">
            <text:p>as per the mockup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tist detail screen</text:p>
          </table:table-cell>
          <table:table-cell office:value-type="string">
            <text:p>About</text:p>
          </table:table-cell>
          <table:table-cell office:value-type="string">
            <text:p>click on about It should show Bio of artist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rtist detail screen</text:p>
          </table:table-cell>
          <table:table-cell office:value-type="string">
            <text:p>portfolio</text:p>
          </table:table-cell>
          <table:table-cell office:value-type="string">
            <text:p>click on portfolio-&gt;it should show arts</text:p>
          </table:table-cell>
          <table:table-cell table:number-columns-repeated="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Artist detail screen</text:p>
          </table:table-cell>
          <table:table-cell office:value-type="string">
            <text:p>recent activity</text:p>
          </table:table-cell>
          <table:table-cell office:value-type="string">
            <text:p>click on it-&gt;It should show recent </text:p>
            <text:p>Activities of artist</text:p>
          </table:table-cell>
          <table:table-cell table:number-columns-repeated="5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My favorites</text:p>
          </table:table-cell>
          <table:table-cell office:value-type="string">
            <text:p>Click on art</text:p>
          </table:table-cell>
          <table:table-cell office:value-type="string">
            <text:p>It should go to the art detailed page</text:p>
            <text:p>All the arts displayed in arts should be</text:p>
            <text:p><text:s/>Favorited by the user</text:p>
          </table:table-cell>
          <table:table-cell table:number-columns-repeated="5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y Profile</text:p>
          </table:table-cell>
          <table:table-cell/>
          <table:table-cell office:value-type="string">
            <text:p>It should show user name and art of user </text:p>
            <text:p>And “view”,” Favorited” followers”</text:p>
            <text:p>when user clicks his own arts it shouldn't </text:p>
            <text:p>Show follow </text:p>
          </table:table-cell>
          <table:table-cell table:number-columns-repeated="5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About us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rtist it should increase </text:p>
            <text:p>the number in followers</text:p>
          </table:table-cell>
          <table:table-cell table:number-columns-repeated="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ogout</text:p>
          </table:table-cell>
          <table:table-cell office:value-type="string">
            <text:p>logout</text:p>
          </table:table-cell>
          <table:table-cell office:value-type="string">
            <text:p>it should logout from the app and </text:p>
            <text:p>Shoud go to tutorial 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me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Home</text:p>
          </table:table-cell>
          <table:table-cell office:value-type="string">
            <text:p>Post your status</text:p>
          </table:table-cell>
          <table:table-cell office:value-type="string">
            <text:p>it should allow user to post </text:p>
            <text:p/>
          </table:table-cell>
          <table:table-cell table:number-columns-repeated="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Home</text:p>
          </table:table-cell>
          <table:table-cell/>
          <table:table-cell office:value-type="string">
            <text:p>In home we can see all artist that user is</text:p>
            <text:p><text:s/>following and their updates</text:p>
          </table:table-cell>
          <table:table-cell table:number-columns-repeated="5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Home</text:p>
          </table:table-cell>
          <table:table-cell/>
          <table:table-cell office:value-type="string">
            <text:p>Click on own profile shouldn't</text:p>
            <text:p><text:s/>show follow </text:p>
          </table:table-cell>
          <table:table-cell table:number-columns-repeated="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For non logged in user it should show only </text:p>
            <text:p>1.Art</text:p>
            <text:p>2.Artist</text:p>
            <text:p>3.About us</text:p>
            <text:p>4.Tips</text:p>
            <text:p>5.Login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ll</text:p>
          </table:table-cell>
          <table:table-cell office:value-type="string">
            <text:p>Tips</text:p>
          </table:table-cell>
          <table:table-cell office:value-type="string">
            <text:p>click on tips -&gt;it should go to tutorial pages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gin</text:p>
          </table:table-cell>
          <table:table-cell/>
          <table:table-cell office:value-type="string">
            <text:p>it should go to login page</text:p>
          </table:table-cell>
          <table:table-cell table:number-columns-repeated="5"/>
        </table:table-row>
        <table:table-row table:style-name="ro9">
          <table:table-cell office:value-type="float" office:value="43">
            <text:p>43</text:p>
          </table:table-cell>
          <table:table-cell table:number-columns-repeated="2" table:style-name="ce4" office:value-type="string">
            <text:p>About us</text:p>
          </table:table-cell>
          <table:table-cell table:style-name="ce4" office:value-type="string">
            <text:p>For non logged in user-&gt;Click on Aboutus-&gt;click on art-&gt;click on favorite-&gt;It will go to the Login page-&gt; after login drag the page It will highlight logout instead of about us</text:p>
          </table:table-cell>
          <table:table-cell table:number-columns-repeated="5"/>
        </table:table-row>
        <table:table-row table:style-name="ro10">
          <table:table-cell office:value-type="float" office:value="44">
            <text:p>44</text:p>
          </table:table-cell>
          <table:table-cell table:style-name="ce4" office:value-type="string">
            <text:p>Artist page</text:p>
          </table:table-cell>
          <table:table-cell table:style-name="ce4" office:value-type="string">
            <text:p>for non logged in user Click on artist-&gt;click on follow-&gt; it will go to the login page -&gt;login as same artist-&gt;you can able to see follow button for the logged in user </text:p>
          </table:table-cell>
          <table:table-cell table:number-columns-repeated="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All</text:p>
          </table:table-cell>
          <table:table-cell/>
          <table:table-cell office:value-type="string">
            <text:p>Login to app-&gt;Delete from back ground-&gt;</text:p>
            <text:p>Select login from menu page-&gt;it will go to login</text:p>
            <text:p><text:s/>page -&gt;Back button is not working and if close</text:p>
            <text:p><text:s/>and come back also showing the same page </text:p>
            <text:p>Forcing user to close the app from background</text:p>
            <text:p><text:s/>Then it will work fine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22/08/2013</text:date>, <text:time>17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22T17:12:37.21</dc:date>
    <meta:editing-duration>PT16H48M33S</meta:editing-duration>
    <meta:editing-cycles>27</meta:editing-cycles>
    <meta:generator>OpenOffice.org/3.4$Win32 OpenOffice.org_project/340m1$Build-9590</meta:generator>
    <meta:document-statistic meta:table-count="3" meta:cell-count="338" meta:object-count="0"/>
  </office:meta>
</office:document-meta>
</file>